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4" style:family="table-cell" style:parent-style-name="Default" style:data-style-name="N99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/>
    <style:style style:name="ce11" style:family="table-cell" style:parent-style-name="Default" style:data-style-name="N99">
      <style:text-properties fo:color="#ce181e"/>
    </style:style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 (con detalle de fallecimiento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12T18:40:00" calcext:value-type="date">
            <text:p>12/04/2020 18:40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10T14:57:00" calcext:value-type="date">
            <text:p>10/04/2020 14:57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[.I30]+[.H30]=[.G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formula="of:=[.I31]+[.H31]=[.G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table:formula="of:=[.I32]+[.H32]=[.G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formula="of:=[.I33]+[.H33]=[.G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table:formula="of:=[.I34]+[.H34]=[.G3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table:formula="of:=[.I35]+[.H35]=[.G3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table:formula="of:=[.I36]+[.H36]=[.G3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table:formula="of:=[.I37]+[.H37]=[.G3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formula="of:=[.I38]+[.H38]=[.G3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table:style-name="Default"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number-columns-repeated="141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table:number-columns-repeated="141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 table:number-rows-repeated="1048534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float" office:value="0" calcext:value-type="float">
            <text:p>0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float" office:value="0" calcext:value-type="float">
            <text:p>0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float" office:value="0" calcext:value-type="float">
            <text:p>0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0" calcext:value-type="float">
            <text:p>0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float" office:value="0" calcext:value-type="float">
            <text:p>0</text:p>
          </table:table-cell>
          <table:table-cell table:formula="of:=[.B39]=[$'Fuente-Dashboard-v2'.B39]" office:value-type="boolean" office:boolean-value="true" calcext:value-type="boolean">
            <text:p>VERDADERO</text:p>
          </table:table-cell>
          <table:table-cell table:formula="of:=[.C39]=[$'Fuente-Dashboard-v2'.C39]" office:value-type="boolean" office:boolean-value="true" calcext:value-type="boolean">
            <text:p>VERDADERO</text:p>
          </table:table-cell>
          <table:table-cell table:formula="of:=[.D39]=[$'Fuente-Dashboard-v2'.D39]" office:value-type="boolean" office:boolean-value="true" calcext:value-type="boolean">
            <text:p>VERDADERO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0" calcext:value-type="float">
            <text:p>0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0" calcext:value-type="float">
            <text:p>0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0" calcext:value-type="float">
            <text:p>0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0" calcext:value-type="float">
            <text:p>0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0" calcext:value-type="float">
            <text:p>0</text:p>
          </table:table-cell>
          <table:table-cell table:formula="of:=[.B40]=[$'Fuente-Dashboard-v2'.B40]" office:value-type="boolean" office:boolean-value="false" calcext:value-type="boolean">
            <text:p>FALSO</text:p>
          </table:table-cell>
          <table:table-cell table:formula="of:=[.C40]=[$'Fuente-Dashboard-v2'.C40]" office:value-type="boolean" office:boolean-value="false" calcext:value-type="boolean">
            <text:p>FALSO</text:p>
          </table:table-cell>
          <table:table-cell table:formula="of:=[.D40]=[$'Fuente-Dashboard-v2'.D40]" office:value-type="boolean" office:boolean-value="false" calcext:value-type="boolean">
            <text:p>FALSO</text:p>
          </table:table-cell>
          <table:table-cell table:formula="of:=[.E40]=[$'Fuente-Dashboard-v2'.E40]" office:value-type="boolean" office:boolean-value="false" calcext:value-type="boolean">
            <text:p>FALSO</text:p>
          </table:table-cell>
          <table:table-cell table:formula="of:=[.F40]=[$'Fuente-Dashboard-v2'.F40]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15T18:39:32.719332128</dc:date>
    <meta:editing-duration>P4DT8H34M44S</meta:editing-duration>
    <meta:editing-cycles>52</meta:editing-cycles>
    <meta:generator>LibreOffice/6.1.6.3$Linux_X86_64 LibreOffice_project/10$Build-3</meta:generator>
    <meta:document-statistic meta:table-count="8" meta:cell-count="3613" meta:object-count="0"/>
  </office:meta>
</office:document-meta>
</file>